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bmaker Hackable Kits Brief</text:p>
      <text:p text:style-name="Standard"/>
      <text:p text:style-name="Standard">Kits are easy to pull apart, rearrange, hack and put back together.</text:p>
      <text:p text:style-name="Standard"/>
      <text:p text:style-name="Standard">Creating a kit is a 3 step process:</text:p>
      <text:p text:style-name="Standard"/>
      <text:p text:style-name="Standard">1. Creating Learning Goals</text:p>
      <text:p text:style-name="Standard">2. Creating Activities and Resources</text:p>
      <text:p text:style-name="Standard">3. Pulling it all together</text:p>
      <text:p text:style-name="Standard"/>
      <text:p text:style-name="Standard">Each step has a Thimble project designed to create a reusable and hackable webpage that can be shared. The first step is about helping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Hilliger</meta:initial-creator>
    <meta:creation-date>2013-04-20T17:18:49</meta:creation-date>
    <dc:date>2013-04-20T22:03:16</dc:date>
    <dc:creator>Laura Hilliger</dc:creator>
    <meta:editing-duration>PT4H44M27S</meta:editing-duration>
    <meta:editing-cycles>3</meta:editing-cycles>
    <meta:generator>OpenOffice.org/3.4$Unix OpenOffice.org_project/340m1$Build-9590</meta:generator>
    <meta:document-statistic meta:table-count="0" meta:image-count="0" meta:object-count="0" meta:page-count="1" meta:paragraph-count="7" meta:word-count="63" meta:character-count="356"/>
  </office:meta>
</office:document-meta>
</file>